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487cm" table:align="margins"/>
    </style:style>
    <style:style style:name="Table1.A" style:family="table-column">
      <style:table-column-properties style:column-width="8.828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8pt" fo:language="en" fo:country="US" style:font-size-asian="8pt" style:font-size-complex="8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18pt" fo:language="en" fo:country="US" fo:font-weight="bold" style:font-size-asian="18pt" style:font-size-complex="18pt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8"><text:span text:style-name="T4">eProsima </text:span><text:span text:style-name="T4">Dynamic </text:span><text:span text:style-name="T4">Fast Buffers v</text:span><text:span text:style-name="T4"><text:text-input text:description="VERSION">0.0.0</text:text-input></text:span></text:p>
          </table:table-cell>
          <table:table-cell table:style-name="Table1.A1" office:value-type="string">
            <text:p text:style-name="P2"><text:span text:style-name="T2">Email: </text:span><text:a xlink:type="simple" xlink:href="mailto:support@eprosima.com"><text:span text:style-name="T2">support@eprosima.com</text:span></text:a><text:span text:style-name="T2"><text:line-break/></text:span><text:span text:style-name="T3">Phone: +34 91 804 34 48<text:line-break/></text:span><text:a xlink:type="simple" xlink:href="http://www.eprosima.com/"><text:span text:style-name="T2">www.eprosima.com</text:span></text:a></text:p>
          </table:table-cell>
        </table:table-row>
      </table:table>
      <text:p text:style-name="P3"/>
      <text:p text:style-name="P4"><text:span text:style-name="T8">To install </text:span><text:span text:style-name="T9">eProsima Dynamic Fast Buffers</text:span><text:span text:style-name="T6"> </text:span><text:span text:style-name="T8">read the</text:span><text:span text:style-name="T1"> </text:span><text:a xlink:type="simple" xlink:href="../doc/pdf/DFB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4"><text:span text:style-name="T8">To start using </text:span><text:span text:style-name="T9">eProsima Dynamic Fast Buffers</text:span><text:span text:style-name="T6"> </text:span><text:span text:style-name="T8">begin by reading the</text:span><text:span text:style-name="T1"> <text:s/></text:span><text:a xlink:type="simple" xlink:href="../doc/pdf/DFB%20-%20User%20Manual.pdf"><text:span text:style-name="T1">User Manual</text:span></text:a><text:span text:style-name="T1">. This document covers the basic and advance concepts of this product and it introduces you in its usage.</text:span></text:p>
      <text:p text:style-name="P4"><text:span text:style-name="T10">eProsima Dynamic Fast Buffers</text:span><text:span text:style-name="T6"> </text:span><text:span text:style-name="T7">C++ API can be consulted in the</text:span><text:span text:style-name="T1"> <text:s/></text:span><text:a xlink:type="simple" xlink:href="../doc/html/index.html"><text:span text:style-name="T1">C++11 API documentation</text:span></text:a><text:span text:style-name="T1">.</text:span></text:p>
      <text:p text:style-name="P7"/>
      <text:p text:style-name="P6">Copyright © 2013 eProsima. All rights reserved.</text:p>
      <text:p text:style-name="P5">This copy of <text:span text:style-name="T5">eProsima </text:span><text:span text:style-name="T5">Dynamic </text:span><text:span text:style-name="T5">Fast Buffers</text:span> is licensed to you under the terms described in the DYNAMIC_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08-20T12:55:00</dc:date>
    <meta:editing-duration>PT34M26S</meta:editing-duration>
    <meta:editing-cycles>37</meta:editing-cycles>
    <meta:generator>LibreOffice/3.5$Linux_X86_64 LibreOffice_project/350m1$Build-2</meta:generator>
    <dc:creator>Rafael </dc:creator>
    <meta:document-statistic meta:table-count="1" meta:image-count="1" meta:object-count="0" meta:page-count="1" meta:paragraph-count="9" meta:word-count="130" meta:character-count="843" meta:non-whitespace-character-count="718"/>
  </office:meta>
</office:document-meta>
</file>